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3" svg:font-family="Mangal"/>
    <style:font-face style:name="F" svg:font-family="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Lucida Console2" svg:font-family="'Lucida Console'" style:font-family-generic="system" style:font-pitch="fixed"/>
    <style:font-face style:name="Mangal2" svg:font-family="Mangal" style:font-family-generic="system" style:font-pitch="fixed"/>
    <style:font-face style:name="Microsoft YaHei1" svg:font-family="'Microsoft YaHei'" style:font-family-generic="system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" style:family="paragraph" style:parent-style-name="Standard"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 style:list-style-name="L1">
      <style:text-properties style:font-name="Arial1" fo:font-size="10pt" style:font-size-asian="10pt" style:font-size-complex="10pt"/>
    </style:style>
    <style:style style:name="P5" style:family="paragraph" style:parent-style-name="Standard" style:list-style-name="L1">
      <style:paragraph-properties fo:break-before="page"/>
      <style:text-properties style:font-name="Arial1" fo:font-size="10pt" style:font-size-asian="10pt" style:font-size-complex="10pt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style:text-autospace="non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ff420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use practice exercise<text:line-break/></text:p>
      <text:p text:style-name="P2">The steps below simulate a trial run of the standard procedure chosen for accommodating changes to the BU IS&amp;T Kuali-Research code base around monthly releases from kuali.org/kc</text:p>
      <text:p text:style-name="P2"/>
      <text:list xml:id="list5145828778057588601" text:style-name="L1">
        <text:list-item>
          <text:p text:style-name="P4"><text:span text:style-name="T2">Create Upstream:</text:span> Create a git repository that serves as the kuali.org/kc remote codebase.<text:line-break/>The repository will contain 2 files, 3 lines each.<text:line-break/><text:line-break/><draw:rect text:anchor-type="as-char" draw:z-index="0" draw:style-name="gr1" draw:text-style-name="P8" svg:width="5.8531in" svg:height="3.3449in"><text:p text:style-name="P6"><text:span text:style-name="T3"/></text:p><text:p text:style-name="P6"><text:span text:style-name="T3">$ cd c:/</text:span></text:p><text:p text:style-name="P6"><text:span text:style-name="T3">$ mkdir kc.kuali.org</text:span></text:p><text:p text:style-name="P6"><text:span text:style-name="T3">$ cd kc.kuali.org/</text:span></text:p><text:p text:style-name="P6"><text:span text:style-name="T3">$ git init</text:span><text:span text:style-name="T3"><text:line-break/></text:span><text:span text:style-name="T3">$ git config user.name "kuali.org user"</text:span><text:span text:style-name="T3"><text:line-break/></text:span><text:span text:style-name="T3">$ git config user.email "user@kuali.org"</text:span></text:p><text:p text:style-name="P6"><text:span text:style-name="T3">$ cat &gt; file1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^D</text:span></text:p><text:p text:style-name="P6"><text:span text:style-name="T3">$ cat &gt; file2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^D</text:span></text:p><text:p text:style-name="P6"><text:span text:style-name="T3">$ git add --all</text:span></text:p><text:p text:style-name="P6"><text:span text:style-name="T3">$ git commit -m "1509.57 commit by kc.kuali.org"</text:span></text:p><text:p text:style-name="P7"><text:span text:style-name="T3">$ git tag 1509.57 HEAD</text:span></text:p></draw:rect><text:line-break/></text:p>
        </text:list-item>
        <text:list-item>
          <text:p text:style-name="P4"><text:span text:style-name="T2">Create BU Repo:</text:span> Clone a git repository from the kuali.org.kc repository that serves as the bu-ist/kc codebase and add the gitflow branches.<text:line-break/><text:line-break/><draw:rect text:anchor-type="as-char" draw:z-index="1" draw:style-name="gr1" draw:text-style-name="P8" svg:width="5.8531in" svg:height="2.1039in"><text:p text:style-name="P6"><text:span text:style-name="T3"><text:line-break/></text:span><text:span text:style-name="T3">$ cd ..</text:span></text:p><text:p text:style-name="P6"><text:span text:style-name="T3">$ git clone -o upstream kc.kuali.org/ kc.bu-ist</text:span></text:p><text:p text:style-name="P6"><text:span text:style-name="T3">$ cd kc.bu-ist/</text:span></text:p><text:p text:style-name="P6"><text:span text:style-name="T3">$ git branch develop HEAD</text:span></text:p><text:p text:style-name="P6"><text:span text:style-name="T3">$ git branch bu-master HEAD</text:span></text:p><text:p text:style-name="P6"><text:span text:style-name="T3">$ git branch -a</text:span></text:p><text:p text:style-name="P6"><text:span text:style-name="T3"><text:s text:c="2"/></text:span><text:span text:style-name="T3">bu-master</text:span></text:p><text:p text:style-name="P6"><text:span text:style-name="T3"><text:s text:c="2"/></text:span><text:span text:style-name="T3">develop</text:span></text:p><text:p text:style-name="P6"><text:span text:style-name="T3">* master</text:span></text:p><text:p text:style-name="P6"><text:span text:style-name="T3"><text:s text:c="2"/></text:span><text:span text:style-name="T3">remotes/upstream/HEAD -&gt; upstream/master</text:span></text:p><text:p text:style-name="P6"><text:span text:style-name="T3"><text:s text:c="2"/></text:span><text:span text:style-name="T3">remotes/upstream/master</text:span></text:p></draw:rect></text:p>
          <text:p text:style-name="P5"/>
        </text:list-item>
        <text:list-item>
          <text:p text:style-name="P4"><text:span text:style-name="T2">Create Local Repos:</text:span> Clone 2 bu-ist/kc repositories. Each will be the local workspace of 2 developers.<text:line-break/><text:line-break/><draw:rect text:anchor-type="as-char" draw:z-index="2" draw:style-name="gr1" draw:text-style-name="P8" svg:width="5.8531in" svg:height="2.6835in"><text:p text:style-name="P6"><text:span text:style-name="T3"><text:line-break/></text:span><text:span text:style-name="T3">$ git clone -o bu -b develop kc.bu-ist/ kc.local1</text:span></text:p><text:p text:style-name="P6"><text:span text:style-name="T3">$ cd kc.local1/</text:span></text:p><text:p text:style-name="P6"><text:span text:style-name="T3">$ git config user.name "Bugs Bunny"</text:span></text:p><text:p text:style-name="P6"><text:span text:style-name="T3">$ git config user.email "bugs@warnerbros.com"</text:span></text:p><text:p text:style-name="P6"><text:span text:style-name="T3">$ cd ..</text:span></text:p><text:p text:style-name="P6"><text:span text:style-name="T3">$ </text:span><text:span text:style-name="T4">git clone -o bu -b develop kc.bu-ist/ kc.local</text:span><text:span text:style-name="T3">2</text:span></text:p><text:p text:style-name="P6"><text:span text:style-name="T3">$ cd kc.local2/</text:span></text:p><text:p text:style-name="P6"><text:span text:style-name="T3">$ git config user.name "Daffy Duck"</text:span></text:p><text:p text:style-name="P6"><text:span text:style-name="T3">$ git config user.email "daffy@warnerbros.com"</text:span><text:span text:style-name="T3"><text:line-break/></text:span><text:span text:style-name="T3">$ git branch -a</text:span></text:p><text:p text:style-name="P6"><text:span text:style-name="T3">* develop</text:span></text:p><text:p text:style-name="P6"><text:span text:style-name="T3"><text:s text:c="2"/></text:span><text:span text:style-name="T3">remotes/origin/HEAD -&gt; origin/master</text:span></text:p><text:p text:style-name="P6"><text:span text:style-name="T3"><text:s text:c="2"/></text:span><text:span text:style-name="T3">remotes/origin/bu-master</text:span></text:p><text:p text:style-name="P6"><text:span text:style-name="T3"><text:s text:c="2"/></text:span><text:span text:style-name="T3">remotes/origin/develop</text:span></text:p><text:p text:style-name="P6"><text:span text:style-name="T3"><text:s text:c="2"/></text:span><text:span text:style-name="T3">remotes/origin/master</text:span></text:p><text:p text:style-name="P6"><text:span text:style-name="T3"/></text:p><text:p text:style-name="P6"><text:span text:style-name="T3"/></text:p></draw:rect><text:line-break/></text:p>
        </text:list-item>
        <text:list-item>
          <text:p text:style-name="P4"><text:span text:style-name="T2">Local changes 1:</text:span> Daffy makes customizations on top of the 1509.57 reference via feature branch and merges it with the develop branch.<text:line-break/><text:line-break/><draw:rect text:anchor-type="as-char" draw:z-index="3" draw:style-name="gr1" draw:text-style-name="P8" svg:width="5.8531in" svg:height="4.2717in"><text:p text:style-name="P6"><text:span text:style-name="T3"><text:line-break/></text:span><text:span text:style-name="T3">$ git checkout -b daffy.1509.feature1 develop</text:span></text:p><text:p text:style-name="P6"><text:span text:style-name="T3">$ cat &gt; file1.txt</text:span></text:p><text:p text:style-name="P6"><text:span text:style-name="T3">line 1</text:span></text:p><text:p text:style-name="P6"><text:span text:style-name="T3">line 2 (daffy)</text:span></text:p><text:p text:style-name="P6"><text:span text:style-name="T3">line 3</text:span></text:p><text:p text:style-name="P6"><text:span text:style-name="T3">^D</text:span></text:p><text:p text:style-name="P6"><text:span text:style-name="T3">$ git commit -a -m "Daffy modifying line 2"</text:span></text:p><text:p text:style-name="P6"><text:span text:style-name="T3">$ cat &gt; file3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^D</text:span></text:p><text:p text:style-name="P6"><text:span text:style-name="T3">$ git add file3.txt</text:span></text:p><text:p text:style-name="P6"><text:span text:style-name="T3">$ git commit -m "Daffy adding file3.txt"</text:span></text:p><text:p text:style-name="P6"><text:span text:style-name="T3">$ cat &gt; file3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line 4</text:span></text:p><text:p text:style-name="P6"><text:span text:style-name="T3">^D</text:span></text:p><text:p text:style-name="P6"><text:span text:style-name="T3">$ git commit -a -m "Appending another line to the end of file3.txt"</text:span></text:p><text:p text:style-name="P6"><text:span text:style-name="T3">$ git checkout develop</text:span><text:span text:style-name="T3"><text:line-break/></text:span><text:span text:style-name="T3">$ git pull bu develop</text:span></text:p><text:p text:style-name="P6"><text:span text:style-name="T3">$ git merge daffy.1509.feature1</text:span></text:p><text:p text:style-name="P6"><text:span text:style-name="T3">$ git push bu develop</text:span></text:p></draw:rect><text:line-break/></text:p>
          <text:p text:style-name="P5"/>
        </text:list-item>
        <text:list-item>
          <text:p text:style-name="P4"><text:span text:style-name="T2">Local changes 2:</text:span> Bugs Bunny makes customizations on top of the 1509.57 reference via feature branch and merges it with the develop branch, addressing merge conflicts with Daffy Ducks changes.<text:line-break/><text:line-break/><draw:rect text:anchor-type="as-char" draw:z-index="4" draw:style-name="gr1" draw:text-style-name="P8" svg:width="5.8531in" svg:height="6.378in"><text:p text:style-name="P6"><text:span text:style-name="T3"><text:line-break/></text:span><text:span text:style-name="T3">$ cd ../kc.local1</text:span></text:p><text:p text:style-name="P6"><text:span text:style-name="T3">$ git checkout -b bugs.1509.feature1 develop</text:span></text:p><text:p text:style-name="P6"><text:span text:style-name="T3">$ cat &gt; file1.txt</text:span></text:p><text:p text:style-name="P6"><text:span text:style-name="T3">line 1</text:span></text:p><text:p text:style-name="P6"><text:span text:style-name="T3">line 2 (bugs)</text:span></text:p><text:p text:style-name="P6"><text:span text:style-name="T3">line 3</text:span></text:p><text:p text:style-name="P6"><text:span text:style-name="T3">^D</text:span></text:p><text:p text:style-name="P6"><text:span text:style-name="T3">$ git commit -a -m "Bugs modifying line 2"</text:span></text:p><text:p text:style-name="P6"><text:span text:style-name="T3">$ cat &gt; file4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^D</text:span></text:p><text:p text:style-name="P6"><text:span text:style-name="T3">$ git add file4.txt</text:span></text:p><text:p text:style-name="P6"><text:span text:style-name="T3">$ git commit -m "Bugs adding file4.txt"</text:span></text:p><text:p text:style-name="P6"><text:span text:style-name="T3">$ cat &gt; file4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line 4</text:span></text:p><text:p text:style-name="P6"><text:span text:style-name="T3">^D</text:span></text:p><text:p text:style-name="P6"><text:span text:style-name="T3">$ git commit -a -m "Appending another line to the end of file4.txt"</text:span><text:span text:style-name="T3"><text:line-break/></text:span><text:span text:style-name="T3">$ git checkout develop</text:span></text:p><text:p text:style-name="P6"><text:span text:style-name="T3">$ git pull bu develop</text:span></text:p><text:p text:style-name="P6"><text:span text:style-name="T3">$ git merge --ff-only bugs.1509.feature1</text:span></text:p><text:p text:style-name="P6"><text:span text:style-name="T5">fatal: Not possible to fast-forward, aborting.</text:span></text:p><text:p text:style-name="P6"><text:span text:style-name="T3">$ git diff HEAD bugs.1509.feature1</text:span></text:p><text:p text:style-name="P6"><text:span text:style-name="T5">[git prints out the diff here showing file1.txt is in conflict]</text:span><text:span text:style-name="T3"><text:line-break/></text:span><text:span text:style-name="T4">$ git merge bugs.1509.feature1</text:span></text:p><text:p text:style-name="P6"><text:span text:style-name="T5">Auto-merging file1.txt</text:span></text:p><text:p text:style-name="P6"><text:span text:style-name="T5">CONFLICT (content): Merge conflict in file1.txt</text:span></text:p><text:p text:style-name="P6"><text:span text:style-name="T5">Automatic merge failed; fix conflicts and then commit the result.</text:span></text:p><text:p text:style-name="P6"><text:span text:style-name="T4">$ cat &gt; file1.txt</text:span></text:p><text:p text:style-name="P6"><text:span text:style-name="T4">line 1</text:span></text:p><text:p text:style-name="P6"><text:span text:style-name="T4">line 2 (daffy+bugs merge)</text:span></text:p><text:p text:style-name="P6"><text:span text:style-name="T4">line 3</text:span></text:p><text:p text:style-name="P6"><text:span text:style-name="T4">^D</text:span></text:p><text:p text:style-name="P6"><text:span text:style-name="T4">$ git push bu develop</text:span></text:p></draw:rect></text:p>
        </text:list-item>
        <text:list-item>
          <text:p text:style-name="P5"><text:span text:style-name="T2">Upstream changes:</text:span> Assume the role of kuali.org team and update the 1509.57 to the new release of 1510.31 and tag it.<text:line-break/><text:line-break/><draw:rect text:anchor-type="as-char" draw:z-index="5" draw:style-name="gr1" draw:text-style-name="P8" svg:width="5.8531in" svg:height="3.6571in"><text:p text:style-name="P6"><text:span text:style-name="T3"><text:line-break/></text:span><text:span text:style-name="T3">$ cd ../kc.kuali.org/</text:span></text:p><text:p text:style-name="P6"><text:span text:style-name="T3">$ cat &gt; file2.txt</text:span></text:p><text:p text:style-name="P6"><text:span text:style-name="T3">line 1</text:span></text:p><text:p text:style-name="P6"><text:span text:style-name="T3">line 2 (kuali 1510 change)</text:span></text:p><text:p text:style-name="P6"><text:span text:style-name="T3">line 3</text:span></text:p><text:p text:style-name="P6"><text:span text:style-name="T3">^D</text:span></text:p><text:p text:style-name="P6"><text:span text:style-name="T3">$ git commit -a -m "kuali.org modifying line 2"</text:span></text:p><text:p text:style-name="P6"><text:span text:style-name="T3">$ cat &gt; file5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^D</text:span></text:p><text:p text:style-name="P6"><text:span text:style-name="T3">$ git commit -m "Kuali user adding file5.txt"</text:span></text:p><text:p text:style-name="P6"><text:span text:style-name="T3">$ cat &gt; file5.txt</text:span></text:p><text:p text:style-name="P6"><text:span text:style-name="T3">line 1</text:span></text:p><text:p text:style-name="P6"><text:span text:style-name="T3">line 2</text:span></text:p><text:p text:style-name="P6"><text:span text:style-name="T3">line 3</text:span></text:p><text:p text:style-name="P6"><text:span text:style-name="T3">line 4</text:span></text:p><text:p text:style-name="P6"><text:span text:style-name="T3">^D</text:span></text:p><text:p text:style-name="P6"><text:span text:style-name="T3">$ git commit -a -m "Appending another line to the end of file5.txt"</text:span></text:p><text:p text:style-name="P6"><text:span text:style-name="T3">$ git tag 1510.31 HEAD</text:span></text:p></draw:rect><text:line-break/></text:p>
        </text:list-item>
        <text:list-item>
          <text:p text:style-name="P4"><text:span text:style-name="T2">Merge upstream:</text:span> Merge the new 1510 release from kuali.org/kc<text:line-break/><text:line-break/><draw:rect text:anchor-type="as-char" draw:z-index="6" draw:style-name="gr1" draw:text-style-name="P8" svg:width="5.8531in" svg:height="1.5039in"><text:p text:style-name="P6"><text:span text:style-name="T3"><text:line-break/></text:span><text:span text:style-name="T3">$ git remote add upstream ../kc.kuali.org/</text:span></text:p><text:p text:style-name="P6"><text:span text:style-name="T3">$ git fetch upstream master</text:span></text:p><text:p text:style-name="P6"><text:span text:style-name="T3">$ git checkout -b master upstream/master</text:span></text:p><text:p text:style-name="P6"><text:span text:style-name="T3">$ git fetch bu bu-master</text:span></text:p><text:p text:style-name="P6"><text:span text:style-name="T3">$ git checkout -b bu-master bu/bu-master</text:span></text:p><text:p text:style-name="P6"><text:span text:style-name="T3">$ git checkout -b bu-master-1510 bu-master</text:span></text:p><text:p text:style-name="P6"><text:span text:style-name="T3">READY TO MERGE.</text:span></text:p></draw:rect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3" svg:font-family="Mangal"/>
    <style:font-face style:name="F" svg:font-family="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Lucida Console2" svg:font-family="'Lucida Console'" style:font-family-generic="system" style:font-pitch="fixed"/>
    <style:font-face style:name="Mangal2" svg:font-family="Mangal" style:font-family-generic="system" style:font-pitch="fixed"/>
    <style:font-face style:name="Microsoft YaHei1" svg:font-family="'Microsoft YaHei'" style:font-family-generic="system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1T15:25:11.45</meta:creation-date>
    <dc:date>2016-02-22T19:28:35.02</dc:date>
    <meta:editing-duration>PT12H33M54S</meta:editing-duration>
    <meta:editing-cycles>27</meta:editing-cycles>
    <meta:generator>OpenOffice/4.1.2$Win32 OpenOffice.org_project/412m3$Build-9782</meta:generator>
    <dc:creator>Warren Hennemuth</dc:creator>
    <meta:document-statistic meta:table-count="0" meta:image-count="0" meta:object-count="0" meta:page-count="4" meta:paragraph-count="9" meta:word-count="180" meta:character-count="1122"/>
  </office:meta>
</office:document-meta>
</file>